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2">
      <style:paragraph-properties fo:text-align="justify" style:justify-single-word="false"/>
    </style:style>
    <style:style style:name="P6" style:family="paragraph" style:parent-style-name="Standard" style:list-style-name="WW8Num1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 style:list-style-name="WW8Num11"/>
    <style:style style:name="P11" style:family="paragraph" style:parent-style-name="Standard" style:list-style-name="WW8Num11"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3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0" style:family="text">
      <style:text-properties style:font-name="Courier New" fo:font-size="8pt" style:font-name-asian="Courier New" style:font-size-asian="8pt" style:font-name-complex="Courier New"/>
    </style:style>
    <style:style style:name="T11" style:family="text">
      <style:text-properties style:font-name="Courier New" style:font-name-complex="Courier New"/>
    </style:style>
    <style:style style:name="T12" style:family="text">
      <style:text-properties style:font-name="Courier New" fo:language="en" fo:country="US" style:font-name-complex="Courier New"/>
    </style:style>
    <style:style style:name="T13" style:family="text">
      <style:text-properties style:font-name-asian="Courier New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6" text:outline-level="1">языки программирования будущего —<text:line-break/>анализ или пророчество</text:h>
      <text:p text:style-name="Standard">крис касперски ака мыщъх</text:p>
      <text:p text:style-name="P12">каждое утро сэр генри просыпается, разряжает оба ствола своего дробовика в потолок и кричит: "Я не знаю, чего я хочу, но я хочу этого немедля!"</text:p>
      <text:p text:style-name="P1">к<text:span text:style-name="T3">/</text:span>ф<text:span text:style-name="T3">. Sir Henry at Rawlinson's End</text:span></text:p>
      <text:p text:style-name="P2"/>
      <text:p text:style-name="P13">каким будут языки программирования через несколько лет? с пятидесятилетним опытом за плечами мы можем дать вполне объективный прогноз. языки эволюционируют намного медленнее программного обеспечения, создаваемого с их помощью и на радикального изменение ситуации рассчитывать не приходится, если только не…</text:p>
      <text:h text:style-name="Heading_20_2" text:outline-level="2">введение</text:h>
      <text:p text:style-name="P14">Попытка создания принципиально нового языка каждый раз наталкивается на что-то до боли знакомое старое. Идеи закончились уже в семидесятых и все последующие языки были лишь комбинациями предыдущих. На древних машинах никакого "программирования" вообще не существовало — грохочущий агрегат проектировался под конкретную задачу и ничего другого попросту не умел. ЭВМ следующего поколения управлялись при помощи разъемов и перемычек, прямым наследником которых являются современные ПЛИС'ки (Программируемая Логическая Интегральная Схема). Программное обеспечение еще не было отделено от аппаратного и программисту приходилось совмещать в себе навыки радиоинженера с мастерством математика. Изобретение перфокарточного ввода, а вместе с ним и машинного кода произвело настоящую революцию. Теперь уже можно было говорить о <text:span text:style-name="T1">нотации</text:span> — способе выражения программисткой мысли в некоторой транспортабельной форме, которому можно было читать, размножать, передавать по наследству и т. д. В общем, возникала письменность.</text:p>
      <text:p text:style-name="P14">Правда, работать с машинным кодом было ужасно неудобно. И вовсе не потому, что восьмеричные коды команд с трудом удерживались в голове (настоящие программисты помнили их все). Машинный код всячески препятствовал модификации программы. Команды загрузки данных, условные и безусловные переходы требовали "жесткого" (<text:span text:style-name="T3">hard</text:span> <text:span text:style-name="T3">coded</text:span>) адреса, "связывающего" программиста по рукам и ногам. Если требовалось вставить несколько инструкцией в середину программы, приходилось корректировать ссылки на все последующие адреса или цеплять так называемую "соплю" — дописывать несколько команд в конец программы, делать на них <text:span text:style-name="T3">jump</text:span>, а затем возврат на предыдущее место выполнение. Многие программы на 90% состояли из "соплей" и разобраться с ними было очень непросто. Появление ассемблера решило эту проблему, хотя и было встречало в штыки старым поколением программистов.</text:p>
      <text:p text:style-name="P14"/>
      <text:h text:style-name="Heading_20_2" text:outline-level="2">забытые идеи<text:line-break/>или динозавры в исторической ретроспективе</text:h>
      <text:p text:style-name="P14">Ассемблер существенно упрощал программирование за счет меньшей свободы и эффективности исполнения программ. В частности самомодифицирующейся код на ассемблере невозможен, то есть возможен конечно, но отнюдь не языковыми средствами. Самомодификация на ассемблере — грязный хак, а в машинном коде это было нормой. Ассемблер в некоторой степени абстрагирует от конкретной архитектуры, однако, программы по-прежнему страдали непереносимостью, а их разработка требовала большого самообладания. Вот так, например, выглядела программа "<text:span text:style-name="T3">hello</text:span>, <text:span text:style-name="T3">word</text:span>!" для <text:span text:style-name="T3">PDP</text:span>-10:</text:p>
      <text:p text:style-name="P15"/>
      <text:p text:style-name="P4"><text:span text:style-name="T8">;; Hello world in MIDAS</text:span></text:p>
      <text:p text:style-name="P9"/>
      <text:p text:style-name="P9">title <text:s text:c="2"/>hello</text:p>
      <text:p text:style-name="P9"/>
      <text:p text:style-name="P9">start: <text:s/>.open <text:s text:c="2"/>[.uao,,'tty ? 0 ? 0]</text:p>
      <text:p text:style-name="P9"><text:span text:style-name="T13"><text:s text:c="9"/></text:span>.lose <text:s/>%lsfil</text:p>
      <text:p text:style-name="P9"><text:soft-page-break/><text:span text:style-name="T13"><text:s text:c="8"/></text:span>move <text:s text:c="3"/>1, [440700,,[asciz "Hello, world"]]</text:p>
      <text:p text:style-name="P9">loop: <text:s text:c="2"/>ildb <text:s text:c="3"/>2,1</text:p>
      <text:p text:style-name="P9"><text:span text:style-name="T13"><text:s text:c="8"/></text:span>skipn <text:s text:c="2"/>2</text:p>
      <text:p text:style-name="P9"><text:span text:style-name="T13"><text:s text:c="9"/></text:span>.logou 1,</text:p>
      <text:p text:style-name="P9"><text:span text:style-name="T13"><text:s text:c="8"/></text:span>.iot <text:s text:c="3"/>2</text:p>
      <text:p text:style-name="P9"><text:span text:style-name="T13"><text:s text:c="8"/></text:span>jrst <text:s text:c="3"/>loop</text:p>
      <text:p text:style-name="P9">end <text:s text:c="4"/>start</text:p>
      <text:p text:style-name="P17">Листинг<text:span text:style-name="T3"> </text:span><text:sequence text:ref-name="refЛистинг0" text:name="Листинг" text:formula="ooow:Листинг+1" style:num-format="1">1</text:sequence><text:span text:style-name="T3"> </text:span>программа, "<text:span text:style-name="T3">hello</text:span>, <text:span text:style-name="T3">world</text:span>", написанная на ассемблере для <text:span text:style-name="T3">PDP</text:span>-10</text:p>
      <text:p text:style-name="P14">Пока программы были невелики по размеру с этим приходилось мириться, но в какой-то момент программировать на ассемблере стало просто невыносимо и тогда появился первый язык высокого уровня — Фортран, научивший компьютер человеческой форме "разговора". Большинство рутинных операций и технических деталей язык брал на себя, позволяя программисту сосредоточится непосредственно на самой решаемой задаче. Программа "<text:span text:style-name="T3">hello</text:span>, <text:span text:style-name="T3">word</text:span>", написанная на Фортране, выглядела так:</text:p>
      <text:p text:style-name="P14"/>
      <text:p text:style-name="P9">*</text:p>
      <text:p text:style-name="P9">C Hello World in Fortran 77</text:p>
      <text:p text:style-name="P9">C (lines must be 6 characters indented)</text:p>
      <text:p text:style-name="P9">*</text:p>
      <text:p text:style-name="P9"><text:span text:style-name="T13"><text:s text:c="6"/></text:span>PROGRAM HELLOW</text:p>
      <text:p text:style-name="P9"><text:span text:style-name="T13"><text:s text:c="6"/></text:span>WRITE(UNIT=*, FMT=*) 'Hello World'</text:p>
      <text:p text:style-name="P9"><text:span text:style-name="T13"><text:s text:c="6"/></text:span>END</text:p>
      <text:p text:style-name="P17">Листинг<text:span text:style-name="T3"> </text:span><text:sequence text:ref-name="refЛистинг1" text:name="Листинг" text:formula="ooow:Листинг+1" style:num-format="1">2</text:sequence><text:span text:style-name="T3"> </text:span>программа "<text:span text:style-name="T3">hello</text:span>, <text:span text:style-name="T3">world</text:span>", написанная на языке Фортран</text:p>
      <text:p text:style-name="P14">Вслед за Фортраном появилась целая серия подражателей — Алгол, <text:span text:style-name="T3">PL</text:span>/<text:span text:style-name="T3">I</text:span>, Си… им даже название придумали — <text:span text:style-name="T2">императивные</text:span>. Программа, записанная на императивном языке, в грубом приближении представляет последовательность инструкций, передаваемую компьютеру на выполнение. К императивным относятся практически все современные языки. Остальным завоевать популярность так и не удалось. Но они были!</text:p>
      <text:p text:style-name="P14">Вот, например, язык <text:span text:style-name="T2">логического</text:span> программирования Пролог. Это неимперативный язык, в котором программа представляет собой совокупность утверждений, таких например, как: <text:span text:style-name="T3">sin</text:span>(<text:span text:style-name="T3">x</text:span>)<text:span text:style-name="T3"> </text:span>=<text:span text:style-name="T3"> </text:span>0.69; <text:span text:style-name="T3">print</text:span>(<text:span text:style-name="T3">x</text:span>). Вот так, например, на Прологе вычисляется факториал.</text:p>
      <text:p text:style-name="P14"/>
      <text:p text:style-name="P8">fak(0,1).</text:p>
      <text:p text:style-name="P8">fak(N,R) :- <text:s/>N &gt; 0, <text:s/>M is N - 1, <text:s/>fak(M,R1), <text:s/>R is N * R1.</text:p>
      <text:p text:style-name="P8"/>
      <text:p text:style-name="Standard"><text:span text:style-name="T7">?- </text:span><text:span text:style-name="T8">fak</text:span><text:span text:style-name="T7">(6,</text:span><text:span text:style-name="T8">N</text:span><text:span text:style-name="T7">).</text:span></text:p>
      <text:p text:style-name="P17">Листинг <text:sequence text:ref-name="refЛистинг2" text:name="Листинг" text:formula="ooow:Листинг+1" style:num-format="1">3</text:sequence> вычисление факториала на Прологе</text:p>
      <text:p text:style-name="P14">Сморите, сначала программист говорит: <text:span text:style-name="T3">fak</text:span>(<text:span text:style-name="T3">M</text:span>, <text:span text:style-name="T3">R</text:span>1), затем определяет <text:span text:style-name="T3">R</text:span>1 как "<text:span text:style-name="T3">R</text:span>1 это <text:span text:style-name="T3">N </text:span>*<text:span text:style-name="T3">R</text:span>1". Все! Логическое соотношение между <text:span text:style-name="T3">R</text:span> и <text:span text:style-name="T3">R</text:span>1 задано. Обо всем остальном позаботиться транслятор. Ну разве не красота?</text:p>
      <text:p text:style-name="P14"><text:span text:style-name="T2">Функциональные</text:span> языки. О! Это совсем другой зверь. Вместо последовательности инструкций типа: "отрой кран, наполни чайник водой…" они говорят, что есть такая штука как "кран" и есть такая штука как "чайник". Что произойдет при встрече чайника с краном — решает сам транслятор. Программист лишь описывает "характера" чайника с краном. Функциональные языки либо совсем не содержат переменных (а, значит, и оператора присвоения), либо не очень-то поощряют его использование. Тем не менее, программировать на них вполне возможно:</text:p>
      <text:p text:style-name="P14"/>
      <text:p text:style-name="P9">sub fac 1,</text:p>
      <text:p text:style-name="P9"><text:span text:style-name="T13"><text:s text:c="2"/></text:span>if == 1 @[0]</text:p>
      <text:p text:style-name="P4"><text:span text:style-name="T9"><text:s text:c="4"/></text:span><text:span text:style-name="T7">1,</text:span></text:p>
      <text:p text:style-name="P7"><text:span text:style-name="T13"><text:s text:c="2"/></text:span>( * @[0] &amp;fac -- @[0] ),</text:p>
      <text:p text:style-name="P17">Листинг <text:sequence text:ref-name="refЛистинг3" text:name="Листинг" text:formula="ooow:Листинг+1" style:num-format="1">4</text:sequence> вычисление факториала на языке <text:span text:style-name="T3">LIRL</text:span></text:p>
      <text:p text:style-name="P14">Отсутствие переменных предполагает отсутствие типов данных. <text:span text:style-name="T3">LISP</text:span> — язык ориентированный на работу со списками — это бестиповой язык, в каноническом варианте которого, нет ничего кроме списков. Даже чисел нет. Число <text:span text:style-name="T3">n</text:span> представляется списков из <text:span text:style-name="T3">n</text:span> элементов. Звучит, пугающее, не правда ли? На самом деле, от чисел и переменных полностью никто не отказывается (в противном случае, это чрезвычайно снизило эффективность) и типичная <text:span text:style-name="T3">LIST</text:span>-программа выглядит так:</text:p>
      <text:p text:style-name="P14"/>
      <text:p text:style-name="P8">(defun fact (n)</text:p>
      <text:p text:style-name="P8"><text:soft-page-break/><text:span text:style-name="T13"><text:s text:c="2"/></text:span>(loop for i from 2 to n</text:p>
      <text:p text:style-name="P8"><text:span text:style-name="T13"><text:s text:c="8"/></text:span>for fact = 1 then (* fact i)</text:p>
      <text:p text:style-name="P8"><text:span text:style-name="T13"><text:s text:c="8"/></text:span>finally (return fact)))</text:p>
      <text:p text:style-name="P8">(format t "Factorial of 6 is: ~A~%" (fact 6))</text:p>
      <text:p text:style-name="P17">Листинг <text:sequence text:ref-name="refЛистинг4" text:name="Листинг" text:formula="ooow:Листинг+1" style:num-format="1">5</text:sequence> вычисление факториала на <text:span text:style-name="T3">LISP</text:span>'е</text:p>
      <text:p text:style-name="P14">Объективное ориентированные языки (а это практически все современные языки), наоборот, исповедуют диаметрально противоположный подход, навязывая жесткую типизацию даже там, где она на хрен не нужна и только мешает. Каждый <text:span text:style-name="T3">Windows</text:span>-программист знает что такое кастинг (явное преобразование типов данных), и как он раздражает.</text:p>
      <text:p text:style-name="P14">Короче говоря, за что боролись за то и напоролись. Языки в процессе своей эволюции выродились в настоящих монстров, ужасающих своей сложностью. Насколько же проще было выучить пару сотен машинных команд, чем освоить Си++! Вместо того, чтобы заниматься решением задачи, программист вынужден воевать с транслятором, пытаясь заставить его сделать то, что он должен.</text:p>
      <text:p text:style-name="P14">Как все начиналось? Программисту предоставляется набор хорошо продуманных примитив из которых, как из кирпичиков, и собирается программа. Сейчас же кирпичики сменились готовыми бетонными блоками, к каждому из которых прилагается увесистая спецификация. Программист больше не возводит стены, не устанавливает окна, унитаз и двери — он листает спецификации в поисках модулей, которые лучше всех должны подойти. Программирование медленно, но неуклонно выражается в проектирование. Это в императивных языках можно приступать к программированию даже не имея никакого проекта, со смутными представлениями в голове. Жестких иерархий нет. Исходный код гибок и подвижен. Отрезали отсюда, приклеили сюда. Объективно-ориентированный подход заковывает программу в неподвижный скелет. Неудачно спроектированную систему классов на поздних стадиях разработки уже не исправить и ее придется тащить за собой как асфальтовый каток.</text:p>
      <text:p text:style-name="P14">Хуже всего, что языки становятся неотделимыми от среды разработки и библиотек. Можно ли представить себе Си++ без <text:span text:style-name="T3">RTL</text:span>? Что же тогда от него останется?! Не будут работать ни исключения, ни оператор <text:span text:style-name="T3">new</text:span>. А какой же без этого ООП? Тоже самое и со средой. В <text:span text:style-name="T3">Microsoft Visual C</text:span>++ еще можно отказаться от мастеров, но ряд языков (<text:span text:style-name="T3">DELPHI</text:span>, Флора) без нее уже немыслим. Чем плохи мастера? Претензий к ним много, вот только несколько из них: мастера генерируют ужасно запутанный код. Лучше удавиться, чем в таком ковыряться (а без ковыряний дело все равно не обходится, особенно когда в программе требуется что-то доработать или подкрутить). Мастера провоцируют на дурной стиль программирования, перемешивающий интерфейс с реализаций. Мастера делают процесс обучения непоследовательным, нелинейным и трудновоспроизводимым. Вместо исходного текста программы, который можно <text:span text:style-name="T1">начертать</text:span> и <text:span text:style-name="T1">прочитать</text:span> новичку предлагается последовательность нажатий клавиш, каждая которая бессмысленна сама по себе…</text:p>
      <text:p text:style-name="P14">В общем языки программирования вырождаются в жестикуляцию. Но по другому сегодня уже нельзя. Возросший оверхид (от английского <text:span text:style-name="T3">overhead </text:span>– накладные расходы) в прямом смысле слова разувает муху до размеров слона. Представляет интерес проследить эволюцию программы "<text:span text:style-name="T3">hello</text:span>, <text:span text:style-name="T3">world</text:span>! (http://www.sources.ru/news/20010609.shtml). Насколько же проще было программировать на ассемблере под <text:span text:style-name="T3">PDP</text:span>-10, чем на современных "высокоуровневых" языках под <text:span text:style-name="T3">OLE</text:span>/<text:span text:style-name="T3">ActiveX</text:span>! Что ждет нас в будущем? Бесконечный мусор многолетних наслоений или необычайно удобный и элегантный язык?</text:p>
      <text:p text:style-name="P14">Прогнозировать трудно. Языки всегда были консервативны. Мы до сих пор находится под влиянием синтаксиса Си и парадигмы объективно-ореентированного программирования. Язык, каким бы замечательным он ни был, находится под властью требований обратной совместимости миллионов исходных строк, которые никто не будет переписывать с нуля. Необходима обширная инфраструктура — компиляторы/интерпретаторы, библиотеки, отладочные средства, учебные пособия… Взять хотя бы Haskell, магическое очарование которого влюбляет в себя с первого взгляда. Многие были бы не прочь писать на нем и только на нем, но… "Я пробовал изучать Haskell, и был впечатлен его элегантностью и тем, как он позволяет мне писать код, который работает с первой попытки (или со второй). Однако, я не исследователь. Я занимаюсь коммерческой разработкой программного обеспечения и мне требуется документация и стабильность" — Alexander Jacobson.</text:p>
      <text:p text:style-name="P14"/>
      <text:p text:style-name="Standard"><text:span text:style-name="T8">fac</text:span><text:span text:style-name="T7"> </text:span><text:span text:style-name="T8">n</text:span></text:p>
      <text:p text:style-name="Standard"><text:span text:style-name="T10"><text:s text:c="2"/></text:span><text:span text:style-name="T7">| </text:span><text:span text:style-name="T8">n</text:span><text:span text:style-name="T7"> == 0 <text:s text:c="3"/>= 1</text:span></text:p>
      <text:p text:style-name="Standard"><text:span text:style-name="T10"><text:s text:c="2"/></text:span><text:span text:style-name="T7">| </text:span><text:span text:style-name="T8">otherwise</text:span><text:span text:style-name="T7"> = </text:span><text:span text:style-name="T8">n</text:span><text:span text:style-name="T7"> * </text:span><text:span text:style-name="T8">fac</text:span><text:span text:style-name="T7"> (</text:span><text:span text:style-name="T8">n</text:span><text:span text:style-name="T7">-1)</text:span></text:p>
      <text:p text:style-name="P17">Листинг <text:sequence text:ref-name="refЛистинг5" text:name="Листинг" text:formula="ooow:Листинг+1" style:num-format="1">6</text:sequence> вычисление факториала на языке <text:span text:style-name="T3">Haskell</text:span></text:p>
      <text:p text:style-name="P14"><text:soft-page-break/></text:p>
      <text:h text:style-name="Heading_20_2" text:outline-level="2">дележ неубитого медведя или мысли о новом языке</text:h>
      <text:p text:style-name="P14">Чего нам не хватает в приплюснутом Си, Даже в прочих языках? Простоты. Именно той простоты и элегантности, на которой сделали карьеру <text:span text:style-name="T3">UNIX</text:span> и классический Си. Кстати, <text:span text:style-name="T3">UNIX</text:span> до сих пор остается простой и дружелюбно настроенной к программисту средой, предлагающей элегантный интерфейс с минимальным оверхидом. Свой первый драйвер под <text:span text:style-name="T3">Windows</text:span> я писал несколько дней, и всю последующую неделю ходил как пришибленный с чумной голой, а под <text:span text:style-name="T3">LINUX</text:span> загружаемый модуль ядра я написал через несколько минут (!) после того, как открыл документацию. "Как просто… Невероятно… Так не бывает…" носилось у меня в голове.</text:p>
      <text:p text:style-name="P14">Гениальность создателей <text:span text:style-name="T3">UNIX</text:span>'а в том, что они предоставили унифицированный интерфейс ко всем компонентам системы. Одна и так же функция открывает и файл, и устройство, и даже оперативную память! <text:span text:style-name="T3">Microsoft</text:span> же на все заводит свой <text:span text:style-name="T3">API</text:span>. Отсюда и неподъемная сложность. Библиотеки (типа <text:span text:style-name="T3">MFC</text:span>) ничего не меняют. Вместо того, чтобы учить <text:span text:style-name="T3">API</text:span>-операционной системы, мы вынуждены учить и <text:span text:style-name="T3">API</text:span>, и разлапистую иерархию библиотек. Тот же самый пресловутый <text:span text:style-name="T3">ActiveX</text:span>/<text:span text:style-name="T3">OLE</text:span> можно было сделать намного, намного проще если подойти к делу с головой.</text:p>
      <text:p text:style-name="P14">Итак, новый язык прежде всего должен быть прост. Платформа .<text:span text:style-name="T3">NET</text:span> на эту роль явно не тянет. Да, она похоже на нее и не претендует. Это узкоспециализированный набор языков, ориентированный на базы данных и клиент серверные приложения, но ни словом ни делом не поддерживающий ни векторное, ни параллельное программирование. А зря! Тактовая частота не резиновая и быстродействию процессоров очень скоро наступит предел. Многопроцессорные системы уже не за горами (достаточно вспомнить хотя бы тот же <text:span text:style-name="T3">Hyper</text:span> <text:span text:style-name="T3">Threading</text:span> чего стоит). Существует множество диалектов приплюсного Си, поддерживающих параллельное программирование, существуют библиотеки, поддерживающие векторные команды (они же "мультимедийные"), но все это жалкие костыли. Неудобные, ни с чем не совместимые да к тому же недостаточно эффектные. Это как морская свинка. Уже не морская, но уже не свинка. Векторно-параллельное программирование требует совсем другого подхода и типа мышления, а значит и принципиально нового языка.</text:p>
      <text:p text:style-name="P14">В новом языке (если такой вдруг появится) скорее всего будет встроен автоматический сборщик мусора (эта такая штука, которая освобождает неиспользуемую память) и поддержка динамических массивов с контролем границ (чтобы хакеры не могли переполнить буфер и заслать агрессивно настроенного червя). Стек, динамическая и глобальная память наверняка атрофируются, хорошо есть сам термин "память" продолжит существовать. Программирование без переменных не только возможно, но и удобно! Синтаксис станет более свободным демократичным, а контроль ошибок — ужесточится до пределе. В идеале все синтаксические ошибки транслятор будет исправлять сам. Наследие логических языков (типа Пролога) также найдет себе применение. Программист говорит, что он хочет, а компилятор/интерпретатор решает как это реализовать.</text:p>
      <text:p text:style-name="P14">Сколько это будет жрать ресурсов, лучше даже не представлять, а то ведь и свихнуться можно. Любые траты, направленные на упрощение программирования, по определению оправданы. Ведь это компьютер создавался, чтобы служить человеку, а не наоборот. Трагедия в том, что по-настоящему удобный язык никогда не будет коммерчески успешным. Такой язык не требует ни полноводного потока учебной литературы, ни кусов повышения квалификации, ни армии консультантов… К тому же язык программирования нельзя сеть и выдумать просто так. Настоящие языки возникают лишь естественным путем.</text:p>
      <text:p text:style-name="P14"/>
      <text:h text:style-name="Heading_20_2" text:outline-level="2">заключение или пара пинков на последок</text:h>
      <text:p text:style-name="P14">Каким бы плохим/хорошим ни был приплюснутый Си, закидывать его камнями — это не хакерский путь. А почему бы не попробовать создать свой собственный язык? Запрограммировать на нем пару-тройку программ, показать друзьям, выложить в сеть… Не стоит ждать пока кто-то это сделает за нас. Не стоит хвататься за уже существующие языки только потому, что работодатели их требуют. Работодатели у нас довольно демократичные и зачастую им самим приходится объяснить, что они требуют, а что нет. Конечно, подавляющее большинство отечественных фирм не могут позволить себе финансировать разработку нового языка и уж тем более не в состоянии продвинуть его на рынок, но… практически каждый второй студен вынашивает идею собственного языка и каждый десятый создает минимально работающий интерпретатор, а в некоторых случаях и компилятор, в ходе процессе написания <text:soft-page-break/>которого решаются сложные технические задачи и рождаются интересные идеи. Может быть, прямо здесь, в этот день, в этот час, в эту секунду, кто-то пишет язык, которому предстоит стать основным языком программирования на последующие полсотни лет.</text:p>
      <text:h text:style-name="Heading_20_2" text:outline-level="2">&gt;&gt;&gt; врезка классификация языков программирования</text:h>
      <text:list xml:id="list7347031743966333289" text:style-name="WW8Num12">
        <text:list-item>
          <text:p text:style-name="P5"><text:span text:style-name="T6">Императивные</text:span>  — языки, представляющие собой последовательность команд, в основном оперируют ветвлениями и операциями присвоения;</text:p>
        </text:list-item>
        <text:list-item>
          <text:p text:style-name="P5"><text:span text:style-name="T6">Декларативные</text:span> — языки, описывающие отношения между данными. Алгоритм скрывается семантикой языка;</text:p>
        </text:list-item>
        <text:list-item>
          <text:p text:style-name="P5"><text:span text:style-name="T6">Функциональные</text:span> — языки, ориентированные на операции с функциями. Переменные и ветвления в них либо вообще отсутствуют, либо практически не используются;</text:p>
        </text:list-item>
        <text:list-item>
          <text:p text:style-name="P5"><text:span text:style-name="T6">Логические</text:span> — языки, представляющие собой совокупность предикатов и отношений типа p(x, Y) Программы на языках логического программирования выражены как формулы математической логики, а компилятор пытается получить следствия из них;</text:p>
        </text:list-item>
        <text:list-item>
          <text:p text:style-name="P5"><text:span text:style-name="T6">Объектно-ориентированные</text:span> — языки, оперирующие объектами, представляющих "вещь в себе" и обменивающимися "сообщениями";</text:p>
        </text:list-item>
      </text:list>
      <text:p text:style-name="Standard"/>
      <text:h text:style-name="Heading_20_2" text:outline-level="2">&gt;&gt;&gt; врезка интересные ссылки</text:h>
      <text:list xml:id="list2377436371804775485" text:style-name="WW8Num11">
        <text:list-item>
          <text:p text:style-name="P11">языки программирования через сто лет</text:p>
          <text:list>
            <text:list-item>
              <text:p text:style-name="P6">интересная статья Пола Грема (автор классических учебников On Lisp и ANSI Common Lisp), в которой он делится своими пророческими соображениями по поводу будущих языков (на русском языке) <text:span text:style-name="T14">http://www.computerra.ru/hitech/35042/</text:span>;</text:p>
            </text:list-item>
          </text:list>
        </text:list-item>
        <text:list-item>
          <text:p text:style-name="P10"><text:span text:style-name="T4">433 Examples in 132 (or 162*) programming languages</text:span></text:p>
          <text:list>
            <text:list-item>
              <text:p text:style-name="P6">433 примера программ на 132 языках — чрезвычайно увлекательное и познавательное сравнение различных идей и парадигм программирования (на немецком языке) <text:span text:style-name="T5">http</text:span><text:span text:style-name="T14">://</text:span><text:span text:style-name="T5">www</text:span><text:span text:style-name="T14">.</text:span><text:span text:style-name="T5">ntecs</text:span><text:span text:style-name="T14">.</text:span><text:span text:style-name="T5">de</text:span><text:span text:style-name="T14">/</text:span><text:span text:style-name="T5">old</text:span><text:span text:style-name="T14">-</text:span><text:span text:style-name="T5">hp</text:span><text:span text:style-name="T14">/</text:span><text:span text:style-name="T5">uu</text:span><text:span text:style-name="T14">9</text:span><text:span text:style-name="T5">r</text:span><text:span text:style-name="T14">/</text:span><text:span text:style-name="T5">lang</text:span><text:span text:style-name="T14">/</text:span><text:span text:style-name="T5">html</text:span><text:span text:style-name="T14">/</text:span><text:span text:style-name="T5">lang</text:span><text:span text:style-name="T14">.</text:span><text:span text:style-name="T5">en</text:span><text:span text:style-name="T14">.</text:span><text:span text:style-name="T5">html</text:span></text:p>
            </text:list-item>
          </text:list>
        </text:list-item>
        <text:list-item>
          <text:p text:style-name="P10"><text:span text:style-name="T4">"Hello World" in 65 verschiedenen Sprachen</text:span></text:p>
          <text:list>
            <text:list-item>
              <text:p text:style-name="P6">тоже самое, что и предыдущее, только малость победнее, да поскучнее, тем не менее все-таки представляет определенный исследовательских интерес (на немецком языке) <text:span text:style-name="T5">http</text:span><text:span text:style-name="T14">://</text:span><text:span text:style-name="T5">www</text:span><text:span text:style-name="T14">.</text:span><text:span text:style-name="T5">ntecs</text:span><text:span text:style-name="T14">.</text:span><text:span text:style-name="T5">de</text:span><text:span text:style-name="T14">/</text:span><text:span text:style-name="T5">old</text:span><text:span text:style-name="T14">-</text:span><text:span text:style-name="T5">hp</text:span><text:span text:style-name="T14">/</text:span><text:span text:style-name="T5">s</text:span><text:span text:style-name="T14">-</text:span><text:span text:style-name="T5">direktnet</text:span><text:span text:style-name="T14">/</text:span><text:span text:style-name="T5">sprachen</text:span><text:span text:style-name="T14">.</text:span><text:span text:style-name="T5">htm</text:span></text:p>
            </text:list-item>
          </text:list>
        </text:list-item>
        <text:list-item>
          <text:p text:style-name="P10"><text:span text:style-name="T6">Programming Language Popularity</text:span></text:p>
          <text:list>
            <text:list-item>
              <text:p text:style-name="P6">сравнение различных языков программирования по популярности, периодически обновляемое (на английском языке) <text:span text:style-name="T14">http://www.dedasys.com/articles/language_popularity.html</text:span></text:p>
            </text:list-item>
          </text:list>
        </text:list-item>
        <text:list-item>
          <text:p text:style-name="P3">The Language List</text:p>
          <text:list>
            <text:list-item>
              <text:p text:style-name="P6">энциклопедия по языкам программирования настоящего и будущего – краткая сводная информация более, чем по 2.500 языков (на английском языке) <text:span text:style-name="T5">http</text:span><text:span text:style-name="T14">://</text:span><text:span text:style-name="T5">people</text:span><text:span text:style-name="T14">.</text:span><text:span text:style-name="T5">ku</text:span><text:span text:style-name="T14">.</text:span><text:span text:style-name="T5">edu</text:span><text:span text:style-name="T14">/~</text:span><text:span text:style-name="T5">nkinners</text:span><text:span text:style-name="T14">/</text:span><text:span text:style-name="T5">LangList</text:span><text:span text:style-name="T14">/</text:span><text:span text:style-name="T5">Extras</text:span><text:span text:style-name="T14">/</text:span><text:span text:style-name="T5">langlist</text:span><text:span text:style-name="T14">.</text:span><text:span text:style-name="T5">htm</text:span></text:p>
            </text:list-item>
          </text:list>
        </text:list-item>
        <text:list-item>
          <text:p text:style-name="P11">Computer Languages History</text:p>
          <text:list>
            <text:list-item>
              <text:p text:style-name="P6">хронология языков программирования с отслеживанием родственных связей между ними (Исаак родил Абрама, Абрам родил Фортран…) — 10 листов формата <text:span text:style-name="T3">A</text:span>4 в печатном виде. Однозначный <text:span text:style-name="T3">must</text:span> <text:span text:style-name="T3">have</text:span> (на английском языке) <text:span text:style-name="T14">http://www.levenez.com/lang/</text:span></text:p>
            </text:list-item>
          </text:list>
        </text:list-item>
        <text:list-item>
          <text:p text:style-name="P11">Про компиляторы</text:p>
          <text:list>
            <text:list-item>
              <text:p text:style-name="P6">сравнительная характеристика различных языков программирования (на русском языке) <text:span text:style-name="T5">http</text:span><text:span text:style-name="T14">://</text:span><text:span text:style-name="T5">aplprogs</text:span><text:span text:style-name="T14">.</text:span><text:span text:style-name="T5">altnet</text:span><text:span text:style-name="T14">.</text:span><text:span text:style-name="T5">ru</text:span><text:span text:style-name="T14">/</text:span><text:span text:style-name="T5">books</text:span><text:span text:style-name="T14">/</text:span><text:span text:style-name="T5">language</text:span><text:span text:style-name="T14">.</text:span><text:span text:style-name="T5">htm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5-01T23:46:00</dc:date>
    <meta:editing-cycles>384</meta:editing-cycles>
    <meta:editing-duration>PT13H39M</meta:editing-duration>
    <meta:document-statistic meta:table-count="0" meta:image-count="0" meta:object-count="0" meta:page-count="5" meta:paragraph-count="90" meta:word-count="2353" meta:character-count="17464" meta:non-whitespace-character-count="15063"/>
    <meta:generator>LibreOffice/5.2.3.3$Linux_X86_64 LibreOffice_project/20m0$Build-3</meta:generator>
  </office:meta>
</office:document-meta>
</file>